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imSun" svg:font-family="SimSu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language="en" fo:country="US" style:font-name-complex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bold" style:font-size-asian="14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text-properties officeooo:rsid="00070104" officeooo:paragraph-rsid="00070104"/>
    </style:style>
    <style:style style:name="P7" style:family="paragraph" style:parent-style-name="Standard" style:master-page-name="Standard">
      <style:paragraph-properties fo:text-align="justify" style:justify-single-word="false" style:page-number="auto"/>
      <style:text-properties style:font-name="Times New Roman" fo:language="en" fo:country="US" style:font-name-complex="Times New Roman"/>
    </style:style>
    <style:style style:name="P8" style:family="paragraph" style:parent-style-name="Normal_20__28_Web_29_">
      <style:paragraph-properties fo:margin-top="0in" fo:margin-bottom="0in" loext:contextual-spacing="false" fo:orphans="2" fo:widows="2"/>
    </style:style>
    <style:style style:name="P9" style:family="paragraph" style:parent-style-name="Normal_20__28_Web_29_">
      <style:paragraph-properties fo:margin-top="0in" fo:margin-bottom="0in" loext:contextual-spacing="false" fo:orphans="2" fo:widows="2"/>
      <style:text-properties style:font-name="Times New Roman" fo:font-size="12pt" fo:language="en" fo:country="US" style:font-size-asian="12pt" style:font-name-complex="Times New Roman"/>
    </style:style>
    <style:style style:name="P10" style:family="paragraph" style:parent-style-name="Normal_20__28_Web_29_">
      <style:paragraph-properties fo:margin-top="0in" fo:margin-bottom="0in" loext:contextual-spacing="false" fo:orphans="2" fo:widows="2"/>
      <style:text-properties style:font-name="Times New Roman" fo:font-size="10.5pt" fo:language="en" fo:country="US" style:font-size-asian="10.5pt" style:font-name-complex="Times New Roman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language="en" fo:country="US" style:font-name-complex="Times New Roman"/>
    </style:style>
    <style:style style:name="T3" style:family="text">
      <style:text-properties style:font-name="Times New Roman" fo:language="en" fo:country="US" fo:font-weight="bold" style:font-weight-asian="bold" style:font-name-complex="Times New Roman" style:font-weight-complex="bold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" style:font-size-complex="12pt" style:font-weight-complex="bold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T6" style:family="text">
      <style:text-properties style:font-name="Times New Roman" fo:font-weight="bold" style:font-weight-asian="bold" style:font-name-complex="Times New Roman" style:font-weight-complex="bold"/>
    </style:style>
    <style:style style:name="T7" style:family="text">
      <style:text-properties style:font-name="Times New Roman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T8" style:family="text">
      <style:text-properties style:font-name="Times New Roman" fo:font-size="12pt" style:font-name-asian="SimSun" style:font-size-asian="12pt" style:font-name-complex="Times New Roman" style:font-size-complex="12pt"/>
    </style:style>
    <style:style style:name="T9" style:family="text">
      <style:text-properties fo:language="en" fo:country="US"/>
    </style:style>
    <style:style style:name="T10" style:family="text">
      <style:text-properties officeooo:rsid="00070104"/>
    </style:style>
    <style:style style:name="fr1" style:family="graphic" style:parent-style-name="Frame">
      <style:graphic-properties fo:margin-left="0.1256in" fo:margin-right="0.1256in" style:run-through="background" style:wrap="parallel" style:number-wrapped-paragraphs="no-limit" style:vertical-pos="from-top" style:vertical-rel="paragraph" style:horizontal-pos="from-left" style:horizontal-rel="paragraph" fo:padding-left="0.1in" fo:padding-right="0.1in" fo:padding-top="0.05in" fo:padding-bottom="0.05in" fo:border="0.74pt solid 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ame: <text:span text:style-name="T10">Taylor Dugger</text:span></text:p>
      <text:p text:style-name="P1">Section: <text:span text:style-name="T10">B</text:span></text:p>
      <text:p text:style-name="P1">University ID: 945506562</text:p>
      <text:p text:style-name="P1"/>
      <text:p text:style-name="P2">Project 2 Report</text:p>
      <text:p text:style-name="P3"/>
      <text:p text:style-name="P3">Summary:</text:p>
      <text:p text:style-name="P5">10pts</text:p>
      <text:p text:style-name="P3"><draw:frame draw:style-name="fr1" draw:name="Frame1" text:anchor-type="char" svg:x="-0.0417in" svg:y="0.0382in" svg:width="5.7598in" svg:height="2.052in" draw:z-index="3"><draw:text-box><text:p text:style-name="P6">This project we got a lot more experience with threads and programs. I learned more about how threads work together in getting the code done more efficiently. I also learned more about structs and arrays. I had to figure out how to make objects so I looked more into structs for this. I also learned more about how to take input strings and convert them into arrays so you can dissect them. In the end I think I learned quite a bit more about C and about threads. It was a very challenging project for me, one which is spent many many hours on. </text:p></draw:text-box></draw:frame>Part II:</text:p>
      <text:p text:style-name="P3">6.2:</text:p>
      <text:p text:style-name="P8"><text:span text:style-name="T3">5pts <text:s/></text:span><text:span text:style-name="T9">Average for each program:</text:span></text:p>
      <text:p text:style-name="P9"><draw:frame draw:style-name="fr1" draw:name="Frame2" text:anchor-type="char" svg:x="-0.0335in" svg:y="0.0354in" svg:width="5.5929in" svg:height="1.0898in" draw:z-index="0"><draw:text-box><text:p text:style-name="Standard"/></draw:text-box></draw:frame></text:p>
      <text:p text:style-name="P4">6.3:</text:p>
      <text:p text:style-name="P5">3.2.1:</text:p>
      <text:p text:style-name="P8"><text:span text:style-name="T3">3</text:span><text:span text:style-name="T6">pt</text:span><text:span text:style-name="T3">s</text:span><text:span text:style-name="T1"> </text:span><text:span text:style-name="T2"><text:s/></text:span><text:span text:style-name="T8">Which technique was faster - coarse or fine grained locking?</text:span></text:p>
      <text:p text:style-name="P8"><draw:frame draw:style-name="fr1" draw:name="Frame3" text:anchor-type="char" svg:x="0in" svg:y="0.0646in" svg:width="5.7598in" svg:height="0.6957in" draw:z-index="1"><draw:text-box><text:p text:style-name="P6">Fine grained is going to be faster. </text:p></draw:text-box></draw:frame><text:span text:style-name="T3">3</text:span><text:span text:style-name="T6">pts</text:span><text:span text:style-name="T1"> </text:span><text:span text:style-name="T2"><text:s/></text:span><text:span text:style-name="T8">Why was this technique faster?</text:span></text:p>
      <text:p text:style-name="P8"><draw:frame draw:style-name="fr1" draw:name="Frame4" text:anchor-type="char" svg:x="-0.0335in" svg:y="0.1244in" svg:width="5.7598in" svg:height="0.8866in" draw:z-index="4"><draw:text-box><text:p text:style-name="P6">It has much more concurrency and isn’t as wide as coarse. Instead of locking more than you need, coarse, you only lock what you need making it faster. </text:p></draw:text-box></draw:frame><text:span text:style-name="T3">3</text:span><text:span text:style-name="T6">pts</text:span><text:span text:style-name="T2"> <text:s/></text:span><text:span text:style-name="T8">Are there any instances where the other technique would be faster?</text:span></text:p>
      <text:p text:style-name="P8"><draw:frame draw:style-name="fr1" draw:name="Frame5" text:anchor-type="char" svg:x="0in" svg:y="0.0583in" svg:width="5.7598in" svg:height="1.1217in" draw:z-index="2"><draw:text-box><text:p text:style-name="Standard"/><text:p text:style-name="P6">If you have to lock so many things, then there is more overhead in setting up fine grained. So coarse might be a better option.</text:p></draw:text-box></draw:frame><text:soft-page-break/><text:span text:style-name="T3">3</text:span><text:span text:style-name="T6">pts</text:span><text:span text:style-name="T1"> </text:span><text:span text:style-name="T2"><text:s/></text:span><text:span text:style-name="T8">What would happen to the performance if a lock was used for every 10 accounts? Why?</text:span></text:p>
      <text:p text:style-name="P8"><draw:frame draw:style-name="fr1" draw:name="Frame6" text:anchor-type="char" svg:x="0in" svg:y="0.0583in" svg:width="5.7598in" svg:height="1.1217in" draw:z-index="6"><draw:text-box><text:p text:style-name="Standard"/><text:p text:style-name="P6">It might be faster than a lock for every account, but you could have issues with overwriting and deadlocks and stuff like that. </text:p></draw:text-box></draw:frame><text:span text:style-name="T3">3</text:span><text:span text:style-name="T6">pts</text:span><text:span text:style-name="T1"> </text:span><text:span text:style-name="T2"><text:s/></text:span><text:span text:style-name="T8">What is the optimal locking granularity (fine, coarse, or medium)?</text:span></text:p>
      <text:p text:style-name="P10"><draw:frame draw:style-name="fr1" draw:name="Frame7" text:anchor-type="char" svg:x="0in" svg:y="0.0583in" svg:width="5.7598in" svg:height="1.1217in" draw:z-index="5"><draw:text-box><text:p text:style-name="Standard"/><text:p text:style-name="P6">Medium. Cause you get a little mix of both an you can get the best of both worlds.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imSun" svg:font-family="SimSu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SimSun" style:font-family-asian="SimSun" style:font-size-asian="10.5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>
      <style:paragraph-properties fo:margin-left="0in" fo:margin-right="0in" fo:margin-top="0.1945in" fo:margin-bottom="0.1945in" loext:contextual-spacing="false" fo:text-align="start" style:justify-single-word="false" fo:orphans="2" fo:widows="2" fo:text-indent="0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SimSun" style:font-family-asian="SimSu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ame:</dc:title>
    <meta:initial-creator>朱熠锷</meta:initial-creator>
    <meta:creation-date>2006-04-26T02:14:00</meta:creation-date>
    <dc:date>2016-10-28T10:18:21.447459793</dc:date>
    <meta:editing-cycles>2</meta:editing-cycles>
    <meta:editing-duration>PT37M49S</meta:editing-duration>
    <meta:document-statistic meta:table-count="0" meta:image-count="0" meta:object-count="0" meta:page-count="2" meta:paragraph-count="22" meta:word-count="285" meta:character-count="1540" meta:non-whitespace-character-count="1266"/>
    <meta:generator>LibreOffice/5.1.4.2$Linux_X86_64 LibreOffice_project/10m0$Build-2</meta:generator>
    <meta:user-defined meta:name="KSOProductBuildVer">1033-9.1.0.4746</meta:user-defined>
  </office:meta>
</office:document-meta>
</file>